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89.622641509434" calcext:value-type="float">
            <text:p>589.622641509434</text:p>
          </table:table-cell>
        </table:table-row>
        <table:table-row table:style-name="ro1">
          <table:table-cell office:value-type="float" office:value="576.036866359447" calcext:value-type="float">
            <text:p>576.036866359447</text:p>
          </table:table-cell>
        </table:table-row>
        <table:table-row table:style-name="ro1">
          <table:table-cell office:value-type="float" office:value="574.712643678161" calcext:value-type="float">
            <text:p>574.712643678161</text:p>
          </table:table-cell>
        </table:table-row>
        <table:table-row table:style-name="ro1">
          <table:table-cell office:value-type="float" office:value="581.057524694945" calcext:value-type="float">
            <text:p>581.057524694945</text:p>
          </table:table-cell>
        </table:table-row>
        <table:table-row table:style-name="ro1">
          <table:table-cell office:value-type="float" office:value="575.705238917674" calcext:value-type="float">
            <text:p>575.705238917674</text:p>
          </table:table-cell>
        </table:table-row>
        <table:table-row table:style-name="ro1">
          <table:table-cell office:value-type="float" office:value="585.823081429408" calcext:value-type="float">
            <text:p>585.823081429408</text:p>
          </table:table-cell>
        </table:table-row>
        <table:table-row table:style-name="ro1">
          <table:table-cell office:value-type="float" office:value="574.382538770821" calcext:value-type="float">
            <text:p>574.382538770821</text:p>
          </table:table-cell>
        </table:table-row>
        <table:table-row table:style-name="ro1">
          <table:table-cell office:value-type="float" office:value="587.199060481503" calcext:value-type="float">
            <text:p>587.199060481503</text:p>
          </table:table-cell>
        </table:table-row>
        <table:table-row table:style-name="ro1">
          <table:table-cell office:value-type="float" office:value="577.034045008655" calcext:value-type="float">
            <text:p>577.034045008655</text:p>
          </table:table-cell>
        </table:table-row>
        <table:table-row table:style-name="ro1">
          <table:table-cell office:value-type="float" office:value="577.367205542725" calcext:value-type="float">
            <text:p>577.367205542725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579.894084639277" calcext:value-type="float">
            <text:p>579.894084639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9:30:04.427735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5-30T19:31:58.662988710</dc:date>
    <dc:creator>Davide Ancona</dc:creator>
    <meta:editing-duration>PT2M45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